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ato1" svg:font-family="Lat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P3" style:family="paragraph" style:parent-style-name="Standard">
      <style:paragraph-properties fo:line-height="100%" fo:orphans="0" fo:widows="0"/>
      <style:text-properties style:font-name="Lato" fo:font-size="14pt" style:text-underline-style="solid" style:text-underline-width="auto" style:text-underline-color="font-color" style:font-name-asian="Lato1" style:font-size-asian="14pt" style:font-name-complex="Lato1" style:font-size-complex="14pt"/>
    </style:style>
    <style:style style:name="P4" style:family="paragraph" style:parent-style-name="Standard">
      <style:paragraph-properties fo:line-height="100%" fo:orphans="0" fo:widows="0"/>
      <style:text-properties style:font-name="Lato" fo:font-size="14pt" style:font-name-asian="Lato1" style:font-size-asian="14pt" style:font-name-complex="Lato1" style:font-size-complex="14pt"/>
    </style:style>
    <style:style style:name="P5" style:family="paragraph" style:parent-style-name="Standard">
      <style:paragraph-properties fo:line-height="100%" fo:orphans="0" fo:widows="0"/>
      <style:text-properties fo:color="#000080" style:font-name="Lato" fo:font-size="14pt" style:font-name-asian="Lato1" style:font-size-asian="14pt" style:font-name-complex="Lato1" style:font-size-complex="14pt"/>
    </style:style>
    <style:style style:name="P6" style:family="paragraph" style:parent-style-name="Standard">
      <style:paragraph-properties fo:line-height="100%" fo:orphans="0" fo:widows="0"/>
      <style:text-properties fo:color="#000080" style:font-name="Lato" fo:font-size="12pt" style:font-name-asian="Lato1" style:font-size-asian="12pt" style:font-name-complex="Lato1" style:font-size-complex="12pt"/>
    </style:style>
    <style:style style:name="P7" style:family="paragraph" style:parent-style-name="Standard">
      <style:paragraph-properties fo:line-height="100%" fo:orphans="0" fo:widows="0"/>
      <style:text-properties fo:color="#007826" style:font-name="Lato" fo:font-size="14pt" style:font-name-asian="Lato1" style:font-size-asian="14pt" style:font-name-complex="Lato1" style:font-size-complex="14pt"/>
    </style:style>
    <style:style style:name="P8" style:family="paragraph" style:parent-style-name="Standard">
      <style:paragraph-properties fo:line-height="100%" fo:orphans="0" fo:widows="0"/>
      <style:text-properties fo:color="#ff0000" style:font-name="Lato" fo:font-size="14pt" style:font-name-asian="Lato1" style:font-size-asian="14pt" style:font-name-complex="Lato1" style:font-size-complex="14pt"/>
    </style:style>
    <style:style style:name="P9" style:family="paragraph" style:parent-style-name="Standard">
      <style:paragraph-properties fo:line-height="100%" fo:orphans="0" fo:widows="0"/>
      <style:text-properties fo:color="#ff0000" style:font-name="Lato" fo:font-size="14pt" fo:background-color="#ffff00" style:font-name-asian="Lato1" style:font-size-asian="14pt" style:font-name-complex="Lato1" style:font-size-complex="14pt"/>
    </style:style>
    <style:style style:name="P10" style:family="paragraph" style:parent-style-name="Standard">
      <style:paragraph-properties fo:line-height="100%" fo:orphans="0" fo:widows="0"/>
      <style:text-properties fo:color="#0000ff" style:font-name="Lato" fo:font-size="14pt" style:font-name-asian="Lato1" style:font-size-asian="14pt" style:font-name-complex="Lato1" style:font-size-complex="14pt"/>
    </style:style>
    <style:style style:name="P11" style:family="paragraph" style:parent-style-name="Standard">
      <style:paragraph-properties fo:line-height="100%" fo:orphans="0" fo:widows="0"/>
      <style:text-properties fo:color="#000066" style:font-name="Lato" fo:font-size="13pt" fo:font-weight="normal" style:font-name-asian="Lato1" style:font-size-asian="13pt" style:font-weight-asian="normal" style:font-name-complex="Lato1" style:font-size-complex="13pt" style:font-weight-complex="normal"/>
    </style:style>
    <style:style style:name="P12" style:family="paragraph" style:parent-style-name="Text_20_body">
      <style:text-properties fo:color="#0000ff" fo:font-size="10pt" style:font-size-asian="10pt" style:font-size-complex="10pt"/>
    </style:style>
    <style:style style:name="T1" style:family="text">
      <style:text-properties fo:color="#007826" style:font-name="Lato" fo:font-size="10pt" style:font-name-asian="Lato1" style:font-size-asian="10pt" style:font-name-complex="Lato1" style:font-size-complex="10pt"/>
    </style:style>
    <style:style style:name="T2" style:family="text">
      <style:text-properties fo:color="#007826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in</text:p>
      <text:p text:style-name="P3">Come si chiamano gli ospiti che hanno fatto più di due prenotazioni?</text:p>
      <text:p text:style-name="P3"/>
      <text:p text:style-name="P5">SELECT ospiti.name, ospiti.lastname</text:p>
      <text:p text:style-name="P5">FROM prenotazioni_has_ospiti</text:p>
      <text:p text:style-name="P5"><text:s text:c="4"/>JOIN ospiti</text:p>
      <text:p text:style-name="P5"><text:s text:c="8"/>ON prenotazioni_has_ospiti.ospite_id = ospiti.id</text:p>
      <text:p text:style-name="P5">GROUP BY prenotazioni_has_ospiti.ospite_id</text:p>
      <text:p text:style-name="P5">HAVING COUNT(prenotazioni_has_ospiti.ospite_id) &gt; 2</text:p>
      <text:p text:style-name="P5"/>
      <text:p text:style-name="P7">Appunti:</text:p>
      <text:p text:style-name="P1"><text:span text:style-name="T1">The main difference is that </text:span><text:span text:style-name="Source_20_Text"><text:span text:style-name="T2">WHERE</text:span></text:span><text:span text:style-name="T1"> cannot be used on grouped item (such as </text:span><text:span text:style-name="Source_20_Text"><text:span text:style-name="T2">SUM(number)</text:span></text:span><text:span text:style-name="T1">) whereas </text:span><text:span text:style-name="Source_20_Text"><text:span text:style-name="T2">HAVING</text:span></text:span><text:span text:style-name="T1"> can. </text:span></text:p>
      <text:p text:style-name="Text_20_body"><text:span text:style-name="T2">The reason is the </text:span><text:span text:style-name="Source_20_Text"><text:span text:style-name="T2">WHERE</text:span></text:span><text:span text:style-name="T2"> is done </text:span><text:span text:style-name="Emphasis"><text:span text:style-name="T2">before</text:span></text:span><text:span text:style-name="T2"> the grouping and </text:span><text:span text:style-name="Source_20_Text"><text:span text:style-name="T2">HAVING</text:span></text:span><text:span text:style-name="T2"> is done </text:span><text:span text:style-name="Emphasis"><text:span text:style-name="T2">after</text:span></text:span><text:span text:style-name="T2"> the grouping is done.</text:span></text:p>
      <text:p text:style-name="P12"/>
      <text:p text:style-name="P12"/>
      <text:p text:style-name="P4">XXXXXXXXXXXXXXXXXXXXXXXXXXXXXXXXXXXXXXXXXXXXXXX</text:p>
      <text:p text:style-name="P4">Stampare tutti gli ospiti per ogni prenotazione</text:p>
      <text:p text:style-name="P4"/>
      <text:p text:style-name="P4"/>
      <text:p text:style-name="P5">SELECT prenotazioni_has_ospiti.prenotazione_id,</text:p>
      <text:p text:style-name="P5"><text:s text:c="4"/>ospiti.id AS 'ospiti_id', ospiti.name, ospiti.lastname</text:p>
      <text:p text:style-name="P5">FROM prenotazioni_has_ospiti</text:p>
      <text:p text:style-name="P5"><text:s text:c="4"/>JOIN ospiti</text:p>
      <text:p text:style-name="P5"><text:s text:c="8"/>ON prenotazioni_has_ospiti.ospite_id = ospiti.id</text:p>
      <text:p text:style-name="P4"/>
      <text:p text:style-name="P4"/>
      <text:p text:style-name="P4">XXXXXXXXXXXXXXXXXXXXXXXXXXXXXXXXXXXXXXXXXXXXXXX</text:p>
      <text:p text:style-name="P4"/>
      <text:p text:style-name="P4">Stampare Nome, Cognome, Prezzo e Pagante per tutte le prenotazioni fatte a Maggio 2018</text:p>
      <text:p text:style-name="P4"/>
      <text:p text:style-name="P5">SELECT paganti.name, paganti.lastname,</text:p>
      <text:p text:style-name="P5"><text:s text:c="4"/>pagamenti.price,</text:p>
      <text:p text:style-name="P5"><text:s text:c="4"/>prenotazioni.created_at, prenotazioni.id AS 'prenotazioni_id_controllo'</text:p>
      <text:p text:style-name="P5">FROM pagamenti</text:p>
      <text:p text:style-name="P5"><text:s text:c="4"/>JOIN paganti</text:p>
      <text:p text:style-name="P5"><text:s text:c="8"/>ON pagamenti.pagante_id = paganti.id</text:p>
      <text:p text:style-name="P5"><text:s text:c="4"/>JOIN prenotazioni</text:p>
      <text:p text:style-name="P5"><text:s text:c="8"/>ON pagamenti.prenotazione_id = prenotazioni.id</text:p>
      <text:p text:style-name="P5">WHERE prenotazioni.created_at &lt;= '2018-5-31'</text:p>
      <text:p text:style-name="P5">AND prenotazioni.created_at &gt;= '2018-5-01'</text:p>
      <text:p text:style-name="P5">ORDER BY prenotazioni.id ASC</text:p>
      <text:p text:style-name="P8"/>
      <text:p text:style-name="P9">OPPURE</text:p>
      <text:p text:style-name="P8"><text:soft-page-break/></text:p>
      <text:p text:style-name="P5">SELECT paganti.name, paganti.lastname,</text:p>
      <text:p text:style-name="P5"><text:s text:c="4"/>pagamenti.price,</text:p>
      <text:p text:style-name="P5"><text:s text:c="4"/>prenotazioni.created_at, prenotazioni.id AS 'prenotazioni_id_controllo'</text:p>
      <text:p text:style-name="P5">FROM pagamenti</text:p>
      <text:p text:style-name="P5"><text:s text:c="4"/>JOIN paganti</text:p>
      <text:p text:style-name="P5"><text:s text:c="8"/>ON pagamenti.pagante_id = paganti.id</text:p>
      <text:p text:style-name="P5"><text:s text:c="4"/>JOIN prenotazioni</text:p>
      <text:p text:style-name="P5"><text:s text:c="8"/>ON pagamenti.prenotazione_id = prenotazioni.id</text:p>
      <text:p text:style-name="P5">WHERE MONTH(prenotazioni.created_at) = 5</text:p>
      <text:p text:style-name="P5">ORDER BY prenotazioni.id ASC</text:p>
      <text:p text:style-name="P8"/>
      <text:p text:style-name="P4"/>
      <text:p text:style-name="P4"/>
      <text:p text:style-name="P4">XXXXXXXXXXXXXXXXXXXXXXXXXXXXXXXXXXXXXXXXXXXXXXX</text:p>
      <text:p text:style-name="P4"/>
      <text:p text:style-name="P4">Fai la somma di tutti i prezzi delle prenotazioni per le stanze del primo piano</text:p>
      <text:p text:style-name="P4"/>
      <text:p text:style-name="P5">SELECT SUM(pagamenti.price) as 'incasso_primo_piano'</text:p>
      <text:p text:style-name="P5">FROM pagamenti</text:p>
      <text:p text:style-name="P5"><text:s text:c="4"/>JOIN prenotazioni</text:p>
      <text:p text:style-name="P5"><text:s text:c="8"/>ON pagamenti.prenotazione_id = prenotazioni.id</text:p>
      <text:p text:style-name="P5"><text:s text:c="4"/>JOIN stanze</text:p>
      <text:p text:style-name="P5"><text:s text:c="8"/>ON prenotazioni.stanza_id = stanze.id</text:p>
      <text:p text:style-name="P5">WHERE stanze.floor = 1</text:p>
      <text:p text:style-name="P4"/>
      <text:p text:style-name="P10"/>
      <text:p text:style-name="P4"/>
      <text:p text:style-name="P4">XXXXXXXXXXXXXXXXXXXXXXXXXXXXXXXXXXXXXXXXXXXXXXX</text:p>
      <text:p text:style-name="P4"/>
      <text:p text:style-name="P4">Prendi i dati di fatturazione per la prenotazione con id=7</text:p>
      <text:p text:style-name="P4"/>
      <text:p text:style-name="P6">SELECT paganti.name, paganti.lastname, paganti.address, paganti.created_at AS 'data',</text:p>
      <text:p text:style-name="P6"><text:s text:c="4"/>pagamenti.price</text:p>
      <text:p text:style-name="P6">FROM pagamenti</text:p>
      <text:p text:style-name="P6"><text:s text:c="4"/>JOIN prenotazioni</text:p>
      <text:p text:style-name="P6"><text:s text:c="8"/>ON pagamenti.prenotazione_id = prenotazioni.id</text:p>
      <text:p text:style-name="P6"><text:s text:c="4"/>JOIN paganti</text:p>
      <text:p text:style-name="P6"><text:s text:c="8"/>ON pagamenti.prenotazione_id = paganti.id</text:p>
      <text:p text:style-name="P6">WHERE prenotazione_id = 7</text:p>
      <text:p text:style-name="P4"/>
      <text:p text:style-name="P4"/>
      <text:p text:style-name="P10"/>
      <text:p text:style-name="P4"/>
      <text:p text:style-name="P4"/>
      <text:p text:style-name="P4"/>
      <text:p text:style-name="P4"><text:soft-page-break/>XXXXXXXXXXXXXXXXXXXXXXXXXXXXXXXXXXXXXXXXXXXXXXX</text:p>
      <text:p text:style-name="P4"/>
      <text:p text:style-name="P2">Le stanze sono state tutte prenotate almeno una volta? (Visualizzare le stanze non ancora prenotate)</text:p>
      <text:p text:style-name="P2"/>
      <text:p text:style-name="P11">SELECT stanze.id AS 'ID_of_not_wanted_rooms', stanze.room_number, stanze.floor, stanze.beds</text:p>
      <text:p text:style-name="P11">FROM prenotazioni</text:p>
      <text:p text:style-name="P11"><text:s text:c="4"/>RIGHT JOIN stanze</text:p>
      <text:p text:style-name="P11"><text:s text:c="8"/>ON prenotazioni.stanza_id = stanze.id</text:p>
      <text:p text:style-name="P11">WHERE prenotazioni.stanza_id IS N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ato1" svg:font-family="Lat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1M42S</meta:editing-duration>
    <meta:editing-cycles>9</meta:editing-cycles>
    <meta:generator>OpenOffice/4.1.7$Win32 OpenOffice.org_project/417m1$Build-9800</meta:generator>
    <dc:date>2021-01-14T17:25:50.90</dc:date>
    <dc:creator>luca cavicchioli</dc:creator>
    <meta:document-statistic meta:table-count="0" meta:image-count="0" meta:object-count="0" meta:page-count="3" meta:paragraph-count="68" meta:word-count="283" meta:character-count="2789"/>
    <meta:user-defined meta:name="Info 1"/>
    <meta:user-defined meta:name="Info 2"/>
    <meta:user-defined meta:name="Info 3"/>
    <meta:user-defined meta:name="Info 4"/>
  </office:meta>
</office:document-meta>
</file>